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.629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606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606cm"/>
      <style:paragraph-properties style:writing-mode="lr-tb"/>
    </style:style>
    <style:style style:name="pr7" style:family="presentation" style:parent-style-name="Blue_5f_Curve1-outline1">
      <style:graphic-properties fo:min-height="12.096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Arial Black" fo:font-size="54pt" style:font-size-asian="54pt" style:font-size-complex="54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2pt" style:font-size-asian="32pt" style:font-size-complex="32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</style:style>
    <style:style style:name="T1" style:family="text">
      <style:text-properties style:font-name="Arial Black"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2.679cm" svg:height="5.369cm" svg:x="1.321cm" svg:y="5cm" presentation:class="title" presentation:user-transformed="true">
          <draw:text-box>
            <text:p text:style-name="P1"><text:span text:style-name="T1">Криптографический алгоритм A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3.586cm" svg:height="1.606cm" svg:x="0.914cm" svg:y="0.604cm" presentation:class="title" presentation:user-transformed="true">
          <draw:text-box>
            <text:p>Что это такое</text:p>
          </draw:text-box>
        </draw:frame>
        <draw:frame presentation:style-name="pr4" draw:text-style-name="P3" draw:layer="layout" svg:width="23.586cm" svg:height="12.095cm" svg:x="1cm" svg:y="4cm" presentation:class="outline" presentation:user-transformed="true">
          <draw:text-box>
            <text:list text:style-name="L2">
              <text:list-header>
                <text:p text:style-name="P3"><text:span text:style-name="T2">AES (Advanced Encryption Standard) - это симметричный алгоритм шифрования, который используется для защиты конфиденциальности данных. Он был выбран в качестве стандарта шифрования правительством США в 2001 году и заменил предыдущий стандарт DES (Data Encryption Standard)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3.586cm" svg:height="1.606cm" svg:x="0.907cm" svg:y="0.604cm" presentation:class="title" presentation:user-transformed="true">
          <draw:text-box>
            <text:p>Алгоритм работы</text:p>
          </draw:text-box>
        </draw:frame>
        <draw:frame presentation:style-name="pr7" draw:text-style-name="P4" draw:layer="layout" svg:width="23.586cm" svg:height="12.095cm" svg:x="0.907cm" svg:y="3.628cm" presentation:class="outline" presentation:user-transformed="true">
          <draw:text-box>
            <text:list text:style-name="L2">
              <text:list-header>
                <text:p text:style-name="P4"><text:span text:style-name="T2">1. <text:s/>Замена байтов (SubBytes)</text:span></text:p>
                <text:p text:style-name="P4"><text:span text:style-name="T2">2. <text:s/>Сдвиг строк (ShiftRows)</text:span></text:p>
                <text:p text:style-name="P4"><text:span text:style-name="T2">3. <text:s/>Смешивание столбцов (MixColumns)</text:span></text:p>
                <text:p text:style-name="P4"><text:span text:style-name="T2">4. <text:s/>Добавление ключа (AddRoundKey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3.586cm" svg:height="1.606cm" svg:x="0.907cm" svg:y="0.604cm" presentation:class="title" presentation:user-transformed="true">
          <draw:text-box>
            <text:p>Плюсы AES</text:p>
          </draw:text-box>
        </draw:frame>
        <draw:frame presentation:style-name="pr7" draw:layer="layout" svg:width="23.586cm" svg:height="12.095cm" svg:x="1cm" svg:y="3.40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3"><text:s/></text:span><text:span text:style-name="T3">Безопасность <text:s text:c="2"/></text:span></text:p>
              </text:list-item>
              <text:list-item>
                <text:p><text:span text:style-name="T3">Эффективность <text:s text:c="2"/></text:span></text:p>
              </text:list-item>
              <text:list-item>
                <text:p><text:span text:style-name="T3">Широкое применение <text:s/></text:span></text:p>
              </text:list-item>
              <text:list-item>
                <text:p><text:span text:style-name="T3">Простота использования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3.586cm" svg:height="1.606cm" svg:x="0.907cm" svg:y="0.604cm" presentation:class="title" presentation:user-transformed="true">
          <draw:text-box>
            <text:p>Минусы AES</text:p>
          </draw:text-box>
        </draw:frame>
        <draw:frame presentation:style-name="pr7" draw:text-style-name="P4" draw:layer="layout" svg:width="23.586cm" svg:height="12.095cm" svg:x="0.907cm" svg:y="3.628cm" presentation:class="outline">
          <draw:text-box>
            <text:list text:style-name="L2">
              <text:list-item>
                <text:p text:style-name="P4"><text:span text:style-name="T2">Длина ключа </text:span></text:p>
              </text:list-item>
              <text:list-item>
                <text:p text:style-name="P4"><text:span text:style-name="T2">Атака с помощью квантовых компьютеров </text:span></text:p>
              </text:list-item>
              <text:list-item>
                <text:p text:style-name="P4"><text:span text:style-name="T2">Уязвимость к атакам с выбранным шифротекстом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3.586cm" svg:height="1.606cm" svg:x="0.907cm" svg:y="0.604cm" presentation:class="title" presentation:user-transformed="true">
          <draw:text-box>
            <text:p>Где используется</text:p>
          </draw:text-box>
        </draw:frame>
        <draw:frame presentation:style-name="pr7" draw:layer="layout" svg:width="23.586cm" svg:height="12.095cm" svg:x="0.907cm" svg:y="3.628cm" presentation:class="outline">
          <draw:text-box>
            <text:list text:style-name="L2">
              <text:list-item>
                <text:p>Финансы</text:p>
              </text:list-item>
              <text:list-item>
                <text:p>Здравоохранение</text:p>
              </text:list-item>
              <text:list-item>
                <text:p>Государственная безопасность</text:p>
              </text:list-item>
              <text:list-item>
                <text:p>Интернет и информационная безопасность</text:p>
              </text:list-item>
              <text:list-item>
                <text:p>Коммерция и бизнес</text:p>
              </text:list-item>
              <text:list-item>
                <text:p>Игровая индустрия</text:p>
              </text:list-item>
              <text:list-item>
                <text:p>Мобильные устройств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3.586cm" svg:height="1.606cm" svg:x="0.907cm" svg:y="0.604cm" presentation:class="title" presentation:user-transformed="true">
          <draw:text-box>
            <text:p>Взлом алгоритма</text:p>
          </draw:text-box>
        </draw:frame>
        <draw:frame presentation:style-name="pr7" draw:text-style-name="P4" draw:layer="layout" svg:width="23.586cm" svg:height="12.095cm" svg:x="0.907cm" svg:y="3.628cm" presentation:class="outline" presentation:user-transformed="true">
          <draw:text-box>
            <text:list text:style-name="L2">
              <text:list-item>
                <text:p text:style-name="P4"><text:span text:style-name="T2">Атака перебором ключа</text:span></text:p>
              </text:list-item>
              <text:list-item>
                <text:p text:style-name="P4"><text:span text:style-name="T2">Атака по сторонним каналам</text:span></text:p>
              </text:list-item>
              <text:list-item>
                <text:p text:style-name="P4"><text:span text:style-name="T2">Взлом ключа <text:s text:c="2"/></text:span></text:p>
              </text:list-item>
              <text:list-item>
                <text:p text:style-name="P4"><text:span text:style-name="T2">Использование слабых ключе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3.586cm" svg:height="1.606cm" svg:x="0.907cm" svg:y="0.604cm" presentation:class="title" presentation:user-transformed="true">
          <draw:text-box>
            <text:p>Атаки по сторонним каналам</text:p>
          </draw:text-box>
        </draw:frame>
        <draw:frame presentation:style-name="pr7" draw:text-style-name="P4" draw:layer="layout" svg:width="23.586cm" svg:height="12.095cm" svg:x="0.907cm" svg:y="3.628cm" presentation:class="outline" presentation:user-transformed="true">
          <draw:text-box>
            <text:list text:style-name="L2">
              <text:list-item>
                <text:p text:style-name="P4"><text:span text:style-name="T2">Анализ времени выполнения</text:span></text:p>
              </text:list-item>
              <text:list-item>
                <text:p text:style-name="P4"><text:span text:style-name="T2">Анализ электромагнитных излучений <text:s text:c="3"/></text:span></text:p>
              </text:list-item>
              <text:list-item>
                <text:p text:style-name="P4"><text:span text:style-name="T2">Атака по памяти</text:span></text:p>
              </text:list-item>
              <text:list-item>
                <text:p text:style-name="P4"><text:span text:style-name="T2">Анализ мощност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3.586cm" svg:height="1.606cm" svg:x="0.907cm" svg:y="0.604cm" presentation:class="title" presentation:user-transformed="true">
          <draw:text-box>
            <text:p>AES в C#</text:p>
          </draw:text-box>
        </draw:frame>
        <draw:frame presentation:style-name="pr7" draw:text-style-name="P4" draw:layer="layout" svg:width="23.586cm" svg:height="12.095cm" svg:x="0.907cm" svg:y="3.628cm" presentation:class="outline">
          <draw:text-box>
            <text:list text:style-name="L2">
              <text:list-header>
                <text:p text:style-name="P4"><text:span text:style-name="T2">В C# есть встроенный класс `Aes` в пространстве имен `System.Security.Cryptography`, который позволяет использовать алгоритм AES для шифрования и расшифровки данных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62cm" fo:margin-bottom="0cm" fo:text-indent="0cm"/>
      <style:text-properties fo:font-size="25.3999996185303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7cm" fo:margin-bottom="0cm" fo:text-indent="0cm"/>
      <style:text-properties fo:font-size="21.7999992370605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79cm" fo:margin-bottom="0cm" fo:text-indent="0cm"/>
      <style:text-properties fo:font-size="18.1000003814697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89cm" fo:margin-bottom="0cm" fo:text-indent="0cm"/>
      <style:text-properties fo:font-size="18.1000003814697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89cm" fo:margin-bottom="0cm" fo:text-indent="0cm"/>
      <style:text-properties fo:font-size="18.1000003814697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89cm" fo:margin-bottom="0cm" fo:text-indent="0cm"/>
      <style:text-properties fo:font-size="18.1000003814697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89cm" fo:margin-bottom="0cm" fo:text-indent="0cm"/>
      <style:text-properties fo:font-size="18.1000003814697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89cm" fo:margin-bottom="0cm" fo:text-indent="0cm"/>
      <style:text-properties fo:font-size="18.1000003814697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62cm" fo:margin-bottom="0cm" fo:text-indent="0cm"/>
      <style:text-properties fo:font-size="25.3999996185303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7cm" fo:margin-bottom="0cm" fo:text-indent="0cm"/>
      <style:text-properties fo:font-size="21.7999992370605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79cm" fo:margin-bottom="0cm" fo:text-indent="0cm"/>
      <style:text-properties fo:font-size="18.1000003814697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89cm" fo:margin-bottom="0cm" fo:text-indent="0cm"/>
      <style:text-properties fo:font-size="18.1000003814697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89cm" fo:margin-bottom="0cm" fo:text-indent="0cm"/>
      <style:text-properties fo:font-size="18.1000003814697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89cm" fo:margin-bottom="0cm" fo:text-indent="0cm"/>
      <style:text-properties fo:font-size="18.1000003814697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89cm" fo:margin-bottom="0cm" fo:text-indent="0cm"/>
      <style:text-properties fo:font-size="18.1000003814697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89cm" fo:margin-bottom="0cm" fo:text-indent="0cm"/>
      <style:text-properties fo:font-size="18.1000003814697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91cm" fo:min-width="24.901cm"/>
    </style:style>
    <style:style style:name="Mgr4" style:family="graphic" style:parent-style-name="Accent_20_1">
      <style:graphic-properties draw:textarea-vertical-align="middle" fo:min-height="2.169cm" fo:min-width="24.892cm"/>
    </style:style>
    <style:style style:name="Mgr5" style:family="graphic" style:parent-style-name="Accent_20_1">
      <style:graphic-properties draw:textarea-vertical-align="middle" fo:min-height="1.872cm" fo:min-width="24.892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text-properties fo:font-size="16.8999996185303pt"/>
    </style:style>
    <style:style style:name="MP7" style:family="paragraph">
      <loext:graphic-properties draw:fill="none" draw:fill-color="#ffffff"/>
      <style:paragraph-properties style:writing-mode="lr-tb"/>
      <style:text-properties fo:font-size="16.8999996185303pt" style:font-size-asian="14pt" style:font-size-complex="14pt"/>
    </style:style>
    <style:style style:name="MP8" style:family="paragraph">
      <style:paragraph-properties fo:text-align="center"/>
      <style:text-properties fo:font-size="16.8999996185303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6.8999996185303pt" style:font-size-asian="14pt" style:font-size-complex="14pt"/>
    </style:style>
    <style:style style:name="MP10" style:family="paragraph">
      <style:paragraph-properties fo:text-align="end"/>
      <style:text-properties fo:font-size="16.8999996185303pt"/>
    </style:style>
    <style:style style:name="MP11" style:family="paragraph">
      <loext:graphic-properties draw:fill="none" draw:fill-color="#ffffff"/>
      <style:paragraph-properties fo:text-align="end" style:writing-mode="lr-tb"/>
      <style:text-properties fo:font-size="16.8999996185303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5.4cm" svg:height="3.931cm" svg:x="0.001cm" svg:y="15.117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2.679cm" svg:height="3.629cm" svg:x="0cm" svg:y="5.442cm" presentation:class="title" presentation:placeholder="true">
        <draw:text-box/>
      </draw:frame>
      <draw:frame presentation:style-name="Blue_5f_Curve-outline1" draw:layer="backgroundobjects" svg:width="23.586cm" svg:height="5.443cm" svg:x="0.907cm" svg:y="9.676cm" presentation:class="outline" presentation:placeholder="true">
        <draw:text-box/>
      </draw:frame>
      <draw:frame presentation:style-name="Mpr1" draw:text-style-name="MP7" draw:layer="backgroundobjects" svg:width="5.896cm" svg:height="1.21cm" svg:x="0.907cm" svg:y="17.538cm">
        <draw:text-box>
          <text:p text:style-name="MP6"><text:span text:style-name="MT1"><presentation:date-time/></text:span></text:p>
        </draw:text-box>
      </draw:frame>
      <draw:frame presentation:style-name="Mpr1" draw:text-style-name="MP9" draw:layer="backgroundobjects" svg:width="8.164cm" svg:height="1.21cm" svg:x="8.617cm" svg:y="17.538cm">
        <draw:text-box>
          <text:p text:style-name="MP8"><text:span text:style-name="MT1"><presentation:footer/></text:span></text:p>
        </draw:text-box>
      </draw:frame>
      <draw:frame presentation:style-name="Mpr1" draw:text-style-name="MP11" draw:layer="backgroundobjects" svg:width="5.896cm" svg:height="1.21cm" svg:x="18.596cm" svg:y="17.538cm">
        <draw:text-box>
          <text:p text:style-name="MP10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2" draw:layer="backgroundobjects" svg:width="25.392cm" svg:height="2.419cm" svg:x="0.001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25.392cm" svg:height="2.122cm" svg:x="0.008cm" svg:y="16.933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3.586cm" svg:height="1.606cm" svg:x="0.907cm" svg:y="0.604cm" presentation:class="title" presentation:placeholder="true">
        <draw:text-box/>
      </draw:frame>
      <draw:frame presentation:style-name="Blue_5f_Curve1-outline1" draw:layer="backgroundobjects" svg:width="23.586cm" svg:height="12.095cm" svg:x="0.907cm" svg:y="3.628cm" presentation:class="outline" presentation:placeholder="true">
        <draw:text-box/>
      </draw:frame>
      <draw:frame presentation:style-name="Mpr4" draw:text-style-name="MP2" draw:layer="backgroundobjects" svg:width="5.896cm" svg:height="1.21cm" svg:x="0.907cm" svg:y="17.53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164cm" svg:height="1.21cm" svg:x="8.617cm" svg:y="17.538cm" presentation:class="footer">
        <draw:text-box>
          <text:p text:style-name="MP13"><text:span text:style-name="MT1"><presentation:footer/></text:span></text:p>
        </draw:text-box>
      </draw:frame>
      <draw:frame presentation:style-name="Mpr4" draw:text-style-name="MP4" draw:layer="backgroundobjects" svg:width="5.896cm" svg:height="1.21cm" svg:x="18.596cm" svg:y="17.53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8T00:48:49.275000000</meta:creation-date>
    <meta:editing-duration>PT11M45S</meta:editing-duration>
    <meta:editing-cycles>4</meta:editing-cycles>
    <meta:generator>LibreOffice/7.3.3.2$Windows_X86_64 LibreOffice_project/d1d0ea68f081ee2800a922cac8f79445e4603348</meta:generator>
    <dc:title>Blue Curve</dc:title>
    <dc:date>2023-04-08T01:00:34.750000000</dc:date>
    <meta:document-statistic meta:object-count="70"/>
  </office:meta>
</office:document-meta>
</file>